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6416" officeooo:paragraph-rsid="00136416"/>
    </style:style>
    <style:style style:name="P2" style:family="paragraph" style:parent-style-name="Standard">
      <style:text-properties officeooo:rsid="00136416" officeooo:paragraph-rsid="00146739"/>
    </style:style>
    <style:style style:name="P3" style:family="paragraph" style:parent-style-name="Standard" style:list-style-name="L2">
      <style:text-properties officeooo:rsid="00146739" officeooo:paragraph-rsid="00146739"/>
    </style:style>
    <style:style style:name="P4" style:family="paragraph" style:parent-style-name="Standard">
      <style:paragraph-properties fo:text-align="start" style:justify-single-word="false"/>
      <style:text-properties officeooo:rsid="00146739" officeooo:paragraph-rsid="00146739"/>
    </style:style>
    <style:style style:name="P5" style:family="paragraph" style:parent-style-name="Standard">
      <style:text-properties officeooo:paragraph-rsid="001638f6"/>
    </style:style>
    <style:style style:name="P6" style:family="paragraph" style:parent-style-name="Standard">
      <style:text-properties officeooo:paragraph-rsid="0016ef9f"/>
    </style:style>
    <style:style style:name="T1" style:family="text">
      <style:text-properties officeooo:rsid="00146739"/>
    </style:style>
    <style:style style:name="T2" style:family="text">
      <style:text-properties officeooo:rsid="001638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Présentation de l’Entreprise</text:span></text:p>
      <text:p text:style-name="P6">SAÉ S1.04:</text:p>
      <text:p text:style-name="Standard"/>
      <text:p text:style-name="P2"><text:span text:style-name="T1">L’e</text:span>ntreprise est une entreprise de location d<text:span text:style-name="T1">e voitures basés à Clermont-Ferrand,</text:span> <text:span text:style-name="T1">on opére en France et dans plusieurs autres pays dans le monde (UE et hors UE), avec 7 magasins situés à :</text:span></text:p>
      <text:list xml:id="list668064766" text:style-name="L2">
        <text:list-item>
          <text:p text:style-name="P3">Clermont-Ferrand</text:p>
        </text:list-item>
        <text:list-item>
          <text:p text:style-name="P3">Los Angeles</text:p>
        </text:list-item>
        <text:list-item>
          <text:p text:style-name="P3">Paris</text:p>
        </text:list-item>
        <text:list-item>
          <text:p text:style-name="P3">Dubaï</text:p>
        </text:list-item>
        <text:list-item>
          <text:p text:style-name="P3">Berlin</text:p>
        </text:list-item>
        <text:list-item>
          <text:p text:style-name="P3">Doha</text:p>
        </text:list-item>
        <text:list-item>
          <text:p text:style-name="P3">Moscou</text:p>
        </text:list-item>
      </text:list>
      <text:p text:style-name="P4"/>
      <text:p text:style-name="P4">Nous louons des voitures sportives (pas des voitures de luxe), Nous avons des accords avec plusieurs marques tels quels que : BMW, Audi et Volkswagen, nous louons plusieurs autres marques de produits,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56:30.772497970</meta:creation-date>
    <dc:date>2024-10-09T09:42:25.027056227</dc:date>
    <meta:editing-duration>PT43M51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85" meta:character-count="486" meta:non-whitespace-character-count="419"/>
  </office:meta>
</office:document-meta>
</file>